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1.1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office:value-type="string" calcext:value-type="string">
            <text:p>Example 17.2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i yi</text:p>
          </table:table-cell>
          <table:table-cell office:value-type="string" calcext:value-type="string">
            <text:p>xi^2</text:p>
          </table:table-cell>
          <table:table-cell office:value-type="string" calcext:value-type="string">
            <text:p>y approx</text:p>
          </table:table-cell>
          <table:table-cell office:value-type="string" calcext:value-type="string">
            <text:p>(yi - y mean)^2</text:p>
          </table:table-cell>
          <table:table-cell office:value-type="string" calcext:value-type="string">
            <text:p>(yi-a0-a1*xi)^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10714285714285" calcext:value-type="float">
            <text:p>0.910714285714285</text:p>
          </table:table-cell>
          <table:table-cell office:value-type="float" office:value="8.5765306122449" calcext:value-type="float">
            <text:p>8.5765306122449</text:p>
          </table:table-cell>
          <table:table-cell office:value-type="float" office:value="0.168686224489796" calcext:value-type="float">
            <text:p>0.1686862244897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.862244897959183" calcext:value-type="float">
            <text:p>0.862244897959183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58928571428571" calcext:value-type="float">
            <text:p>2.58928571428571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0.347257653061224" calcext:value-type="float">
            <text:p>0.34725765306122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2" office:value-type="float" office:value="0.326530612244898" calcext:value-type="float">
            <text:p>0.32653061224489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  <table:table-cell office:value-type="float" office:value="4.26785714285714" calcext:value-type="float">
            <text:p>4.26785714285714</text:p>
          </table:table-cell>
          <table:table-cell office:value-type="float" office:value="0.00510204081632656" calcext:value-type="float">
            <text:p>0.00510204081632656</text:p>
          </table:table-cell>
          <table:table-cell office:value-type="float" office:value="0.589604591836734" calcext:value-type="float">
            <text:p>0.589604591836734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.10714285714286" calcext:value-type="float">
            <text:p>5.10714285714286</text:p>
          </table:table-cell>
          <table:table-cell office:value-type="float" office:value="6.61224489795919" calcext:value-type="float">
            <text:p>6.61224489795919</text:p>
          </table:table-cell>
          <table:table-cell office:value-type="float" office:value="0.797193877551021" calcext:value-type="float">
            <text:p>0.79719387755102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38.5" calcext:value-type="float">
            <text:p>38.5</text:p>
          </table:table-cell>
          <table:table-cell office:value-type="float" office:value="49" calcext:value-type="float">
            <text:p>49</text:p>
          </table:table-cell>
          <table:table-cell office:value-type="float" office:value="5.94642857142857" calcext:value-type="float">
            <text:p>5.94642857142857</text:p>
          </table:table-cell>
          <table:table-cell office:value-type="float" office:value="4.29081632653061" calcext:value-type="float">
            <text:p>4.29081632653061</text:p>
          </table:table-cell>
          <table:table-cell office:value-type="float" office:value="0.199298469387755" calcext:value-type="float">
            <text:p>0.19929846938775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9.5" calcext:value-type="float">
            <text:p>119.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2.7142857142857" calcext:value-type="float">
            <text:p>22.7142857142857</text:p>
          </table:table-cell>
          <table:table-cell office:value-type="float" office:value="2.99107142857143" calcext:value-type="float">
            <text:p>2.99107142857143</text:p>
          </table:table-cell>
        </table:table-row>
        <table:table-row table:style-name="ro1">
          <table:table-cell office:value-type="string" calcext:value-type="string">
            <text:p>Sum^2</text:p>
          </table:table-cell>
          <table:table-cell office:value-type="float" office:value="784" calcext:value-type="float">
            <text:p>78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Sy=</text:p>
          </table:table-cell>
          <table:table-cell table:formula="of:=(SQRT([.G12]/([.A11]-1)))" office:value-type="float" office:value="1.94569121026803" calcext:value-type="float">
            <text:p>1.94569121026803</text:p>
          </table:table-cell>
          <table:table-cell table:style-name="Default"/>
          <table:table-cell table:style-name="Default" office:value-type="string" calcext:value-type="string">
            <text:p>Standard deviation respect to mean (n-1)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Sy/x=</text:p>
          </table:table-cell>
          <table:table-cell table:formula="of:=(SQRT([.H12]/([.A11]-2)))" office:value-type="float" office:value="0.773443136703847" calcext:value-type="float">
            <text:p>0.773443136703847</text:p>
          </table:table-cell>
          <table:table-cell table:style-name="Default"/>
          <table:table-cell table:style-name="Default" office:value-type="string" calcext:value-type="string">
            <text:p>Residual error remanent after regressio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office:value-type="string" calcext:value-type="string">
            <text:p>r^2=</text:p>
          </table:table-cell>
          <table:table-cell table:formula="of:=([.G12]-[.H12])/([.G12])" office:value-type="float" office:value="0.868317610062893" calcext:value-type="float">
            <text:p>0.868317610062893</text:p>
          </table:table-cell>
          <table:table-cell table:style-name="Default"/>
          <table:table-cell table:style-name="Default" office:value-type="string" calcext:value-type="string">
            <text:p>These results indicate that 86.8 percent of the original uncertainty has been explained by the linear model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office:value-type="string" calcext:value-type="string">
            <text:p>r=</text:p>
          </table:table-cell>
          <table:table-cell table:formula="of:=SQRT([.C19])" office:value-type="float" office:value="0.931835613218819" calcext:value-type="float">
            <text:p>0.931835613218819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6:17:59.923516901</dc:date>
    <meta:editing-duration>PT21M22S</meta:editing-duration>
    <meta:editing-cycles>24</meta:editing-cycles>
    <meta:generator>LibreOffice/7.3.7.2$Linux_X86_64 LibreOffice_project/30$Build-2</meta:generator>
    <meta:document-statistic meta:table-count="1" meta:cell-count="84" meta:object-count="0"/>
  </office:meta>
</office:document-meta>
</file>